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cm"/>
    </style:style>
    <style:style style:name="co2" style:family="table-column">
      <style:table-column-properties fo:break-before="auto" style:column-width="3cm"/>
    </style:style>
    <style:style style:name="co3" style:family="table-column">
      <style:table-column-properties fo:break-before="auto" style:column-width="4.001cm"/>
    </style:style>
    <style:style style:name="co4" style:family="table-column">
      <style:table-column-properties fo:break-before="auto" style:column-width="7.999cm"/>
    </style:style>
    <style:style style:name="ro1" style:family="table-row">
      <style:table-row-properties style:row-height="0.709cm" fo:break-before="auto" style:use-optimal-row-height="true"/>
    </style:style>
    <style:style style:name="ro2" style:family="table-row">
      <style:table-row-properties style:row-height="2.053cm" fo:break-before="auto" style:use-optimal-row-height="true"/>
    </style:style>
    <style:style style:name="ro3" style:family="table-row">
      <style:table-row-properties style:row-height="1.605cm" fo:break-before="auto" style:use-optimal-row-height="true"/>
    </style:style>
    <style:style style:name="ro4" style:family="table-row">
      <style:table-row-properties style:row-height="1.157cm" fo:break-before="auto" style:use-optimal-row-height="true"/>
    </style:style>
    <style:style style:name="ro5" style:family="table-row">
      <style:table-row-properties style:row-height="3.844cm" fo:break-before="auto" style:use-optimal-row-height="true"/>
    </style:style>
    <style:style style:name="ro6" style:family="table-row">
      <style:table-row-properties style:row-height="3.395cm" fo:break-before="auto" style:use-optimal-row-height="true"/>
    </style:style>
    <style:style style:name="ro7" style:family="table-row">
      <style:table-row-properties style:row-height="0.654cm" fo:break-before="auto" style:use-optimal-row-height="true"/>
    </style:style>
    <style:style style:name="ta1" style:family="table" style:master-page-name="Default">
      <style:table-properties table:display="true" style:writing-mode="lr-tb"/>
    </style:style>
  </office:automatic-styles>
  <office:body>
    <office:spreadsheet>
      <table:table table:name="Figurenliste"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014" table:default-cell-style-name="Default"/>
        <table:table-row table:style-name="ro1">
          <table:table-cell table:style-name="Heading" office:value-type="string">
            <text:p>ID</text:p>
          </table:table-cell>
          <table:table-cell table:style-name="Heading" office:value-type="string">
            <text:p>Name</text:p>
          </table:table-cell>
          <table:table-cell table:style-name="Heading" office:value-type="string">
            <text:p>Full name</text:p>
          </table:table-cell>
          <table:table-cell table:style-name="Heading" office:value-type="string">
            <text:p>Aka</text:p>
          </table:table-cell>
          <table:table-cell table:style-name="Heading" office:value-type="string">
            <text:p>Description</text:p>
          </table:table-cell>
          <table:table-cell table:style-name="Heading" office:value-type="string">
            <text:p>Bio</text:p>
          </table:table-cell>
          <table:table-cell table:style-name="Heading" office:value-type="string">
            <text:p>Goals</text:p>
          </table:table-cell>
          <table:table-cell table:style-name="Heading" office:value-type="string">
            <text:p>Importance</text:p>
          </table:table-cell>
          <table:table-cell table:style-name="Heading" office:value-type="string">
            <text:p>Tags</text:p>
          </table:table-cell>
          <table:table-cell table:style-name="Heading" office:value-type="string">
            <text:p>Notes</text:p>
          </table:table-cell>
          <table:table-cell table:style-name="Heading" table:number-columns-repeated="1014"/>
        </table:table-row>
        <table:table-row table:style-name="ro2">
          <table:table-cell office:value-type="string">
            <text:p>cr2</text:p>
          </table:table-cell>
          <table:table-cell office:value-type="string">
            <text:p>Jerling</text:p>
          </table:table-cell>
          <table:table-cell office:value-type="string">
            <text:p>Walter Jerling</text:p>
          </table:table-cell>
          <table:table-cell office:value-type="string">
            <text:p>Walter</text:p>
          </table:table-cell>
          <table:table-cell/>
          <table:table-cell office:value-type="string">
            <text:p>Walter Jerling runs a conglomerate spanning several planets. Ruthless and wealthy, he's never forgotten his more modest roots and watches his money carefully.</text:p>
          </table:table-cell>
          <table:table-cell office:value-type="string">
            <text:p>One of his companies needs an urgent shipment of parts to complete a set of new robots for the Emperor.</text:p>
          </table:table-cell>
          <table:table-cell office:value-type="string">
            <text:p>Minor</text:p>
          </table:table-cell>
          <table:table-cell table:number-columns-repeated="1016"/>
        </table:table-row>
        <table:table-row table:style-name="ro3">
          <table:table-cell office:value-type="string">
            <text:p>cr3</text:p>
          </table:table-cell>
          <table:table-cell office:value-type="string">
            <text:p>Clunk</text:p>
          </table:table-cell>
          <table:table-cell office:value-type="string">
            <text:p>Clunk XG99</text:p>
          </table:table-cell>
          <table:table-cell office:value-type="string">
            <text:p>XG99</text:p>
          </table:table-cell>
          <table:table-cell/>
          <table:table-cell office:value-type="string">
            <text:p>Aging humanoid robot owned by Walter Jerling's company, Clunk is being shipped off for reprogramming and advanced pilot training.</text:p>
          </table:table-cell>
          <table:table-cell office:value-type="string">
            <text:p>Undergo a refit and advanced pilot training, making him even more useful to his owner.</text:p>
          </table:table-cell>
          <table:table-cell office:value-type="string">
            <text:p>Major</text:p>
          </table:table-cell>
          <table:table-cell table:number-columns-repeated="1016"/>
        </table:table-row>
        <table:table-row table:style-name="ro3">
          <table:table-cell office:value-type="string">
            <text:p>cr4</text:p>
          </table:table-cell>
          <table:table-cell office:value-type="string">
            <text:p>Vurdi</text:p>
          </table:table-cell>
          <table:table-cell office:value-type="string">
            <text:p>Vurdi Makalukar</text:p>
          </table:table-cell>
          <table:table-cell/>
          <table:table-cell office:value-type="string">
            <text:p>Green hair, blue nose.</text:p>
          </table:table-cell>
          <table:table-cell office:value-type="string">
            <text:p>A freelance debt collector looking for that one big client to shake down. Has his sights on Hal and Farrell.</text:p>
          </table:table-cell>
          <table:table-cell/>
          <table:table-cell office:value-type="string">
            <text:p>Minor</text:p>
          </table:table-cell>
          <table:table-cell table:number-columns-repeated="1016"/>
        </table:table-row>
        <table:table-row table:style-name="ro4">
          <table:table-cell office:value-type="string">
            <text:p>cr5</text:p>
          </table:table-cell>
          <table:table-cell office:value-type="string">
            <text:p>Farrell</text:p>
          </table:table-cell>
          <table:table-cell office:value-type="string">
            <text:p>Farrell Hinchfig</text:p>
          </table:table-cell>
          <table:table-cell table:number-columns-repeated="2"/>
          <table:table-cell office:value-type="string">
            <text:p>Younger brother of Gordon Hinchfig, Farrell is a wastrel playboy whose money has been cut off.</text:p>
          </table:table-cell>
          <table:table-cell office:value-type="string">
            <text:p>Pay off his gambling debts</text:p>
          </table:table-cell>
          <table:table-cell office:value-type="string">
            <text:p>Minor</text:p>
          </table:table-cell>
          <table:table-cell table:number-columns-repeated="1016"/>
        </table:table-row>
        <table:table-row table:style-name="ro4">
          <table:table-cell office:value-type="string">
            <text:p>cr6</text:p>
          </table:table-cell>
          <table:table-cell office:value-type="string">
            <text:p>Terry</text:p>
          </table:table-cell>
          <table:table-cell table:number-columns-repeated="3"/>
          <table:table-cell office:value-type="string">
            <text:p>Farrell's driver, bodyguard and dirty tricks man. Rough and tough, not someone to cross.</text:p>
          </table:table-cell>
          <table:table-cell office:value-type="string">
            <text:p>Whatever Farrell wants.</text:p>
          </table:table-cell>
          <table:table-cell office:value-type="string">
            <text:p>Minor</text:p>
          </table:table-cell>
          <table:table-cell table:number-columns-repeated="1016"/>
        </table:table-row>
        <table:table-row table:style-name="ro1">
          <table:table-cell office:value-type="string">
            <text:p>cr7</text:p>
          </table:table-cell>
          <table:table-cell office:value-type="string">
            <text:p>Carina</text:p>
          </table:table-cell>
          <table:table-cell office:value-type="string">
            <text:p>Carina Rinoret</text:p>
          </table:table-cell>
          <table:table-cell table:number-columns-repeated="2"/>
          <table:table-cell office:value-type="string">
            <text:p>Walter Jerling's private assistant</text:p>
          </table:table-cell>
          <table:table-cell office:value-type="string">
            <text:p>Bit player</text:p>
          </table:table-cell>
          <table:table-cell office:value-type="string">
            <text:p>Minor</text:p>
          </table:table-cell>
          <table:table-cell table:number-columns-repeated="1016"/>
        </table:table-row>
        <table:table-row table:style-name="ro1">
          <table:table-cell office:value-type="string">
            <text:p>cr8</text:p>
          </table:table-cell>
          <table:table-cell office:value-type="string">
            <text:p>Mike</text:p>
          </table:table-cell>
          <table:table-cell table:number-columns-repeated="3"/>
          <table:table-cell office:value-type="string">
            <text:p>Computer expert at Hinchfig Enterprises.</text:p>
          </table:table-cell>
          <table:table-cell office:value-type="string">
            <text:p>Bit player</text:p>
          </table:table-cell>
          <table:table-cell office:value-type="string">
            <text:p>Minor</text:p>
          </table:table-cell>
          <table:table-cell table:number-columns-repeated="1016"/>
        </table:table-row>
        <table:table-row table:style-name="ro5">
          <table:table-cell office:value-type="string">
            <text:p>cr9</text:p>
          </table:table-cell>
          <table:table-cell office:value-type="string">
            <text:p>Gordon</text:p>
          </table:table-cell>
          <table:table-cell office:value-type="string">
            <text:p>Gordon Hinchfig</text:p>
          </table:table-cell>
          <table:table-cell table:number-columns-repeated="2"/>
          <table:table-cell office:value-type="string">
            <text:p>Owner of Hinchfig Enterprises, which he inherited from his parents. His father had business acumen and a flair for new products. Gordon has none, and so he slavishly follows his late father's methods with little of his success. His lack of business nous is the reason the company is in trouble, and the reason Farrell Hinchfig no longer has cash to throw around.</text:p>
          </table:table-cell>
          <table:table-cell office:value-type="string">
            <text:p>Revitalise the company</text:p>
          </table:table-cell>
          <table:table-cell office:value-type="string">
            <text:p>Minor</text:p>
          </table:table-cell>
          <table:table-cell table:number-columns-repeated="1016"/>
        </table:table-row>
        <table:table-row table:style-name="ro1">
          <table:table-cell office:value-type="string">
            <text:p>cr10</text:p>
          </table:table-cell>
          <table:table-cell office:value-type="string">
            <text:p>Navcom</text:p>
          </table:table-cell>
          <table:table-cell table:number-columns-repeated="2"/>
          <table:table-cell office:value-type="string">
            <text:p>The Black Gull's flight computer</text:p>
          </table:table-cell>
          <table:table-cell table:number-columns-repeated="2"/>
          <table:table-cell office:value-type="string">
            <text:p>Minor</text:p>
          </table:table-cell>
          <table:table-cell table:number-columns-repeated="1016"/>
        </table:table-row>
        <table:table-row table:style-name="ro1">
          <table:table-cell office:value-type="string">
            <text:p>cr11</text:p>
          </table:table-cell>
          <table:table-cell office:value-type="string">
            <text:p>Brutus</text:p>
          </table:table-cell>
          <table:table-cell table:number-columns-repeated="2"/>
          <table:table-cell office:value-type="string">
            <text:p>Vurdi's enforcer robot.</text:p>
          </table:table-cell>
          <table:table-cell table:number-columns-repeated="2"/>
          <table:table-cell office:value-type="string">
            <text:p>Minor</text:p>
          </table:table-cell>
          <table:table-cell table:number-columns-repeated="1016"/>
        </table:table-row>
        <table:table-row table:style-name="ro1">
          <table:table-cell office:value-type="string">
            <text:p>cr12</text:p>
          </table:table-cell>
          <table:table-cell office:value-type="string">
            <text:p>Portmaster</text:p>
          </table:table-cell>
          <table:table-cell office:value-type="string">
            <text:p>Portmaster Linten</text:p>
          </table:table-cell>
          <table:table-cell table:number-columns-repeated="4"/>
          <table:table-cell office:value-type="string">
            <text:p>Minor</text:p>
          </table:table-cell>
          <table:table-cell table:number-columns-repeated="1016"/>
        </table:table-row>
        <table:table-row table:style-name="ro6">
          <table:table-cell office:value-type="string">
            <text:p>cr1</text:p>
          </table:table-cell>
          <table:table-cell office:value-type="string">
            <text:p>Hal</text:p>
          </table:table-cell>
          <table:table-cell office:value-type="string">
            <text:p>Hal Spacejoke</text:p>
          </table:table-cell>
          <table:table-cell office:value-type="string">
            <text:p>Spacejockey</text:p>
          </table:table-cell>
          <table:table-cell/>
          <table:table-cell office:value-type="string">
            <text:p>Somehow, Hal Spacejoke ended up in the cargo game. With a loan from a dodgy operator and a ship from the wrong side of the nearest junkyard he works the back reaches of the galaxy. A couple of important things about Hal - he's determined to stay on the right side of the law, and he has a strong sense of justice.</text:p>
          </table:table-cell>
          <table:table-cell office:value-type="string">
            <text:p>Have fun, make money.</text:p>
          </table:table-cell>
          <table:table-cell office:value-type="string">
            <text:p>Major</text:p>
          </table:table-cell>
          <table:table-cell table:number-columns-repeated="1016"/>
        </table:table-row>
        <table:table-row table:style-name="ro7" table:number-rows-repeated="1048562">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able-cell-properties style:text-align-source="fix" style:repeat-content="false" fo:background-color="transparent" fo:wrap-option="wrap" fo:padding="0.136cm" style:vertical-align="top"/>
      <style:paragraph-properties fo:text-align="start"/>
      <style:text-properties style:font-name="Segoe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fo:background-color="#cfe7f5" style:text-align-source="fix" style:repeat-content="false"/>
      <style:paragraph-properties fo:text-align="start"/>
      <style:text-properties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3-03">03.03.2024</text:date>, <text:time>11:25:1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3-02-03T20:28:30Z</meta:creation-date>
    <dc:date>2024-03-03T11:25:10.49</dc:date>
    <meta:editing-duration>PT1M7S</meta:editing-duration>
    <meta:editing-cycles>4</meta:editing-cycles>
    <meta:document-statistic meta:table-count="1" meta:cell-count="77" meta:object-count="0"/>
  </office:meta>
</office:document-meta>
</file>